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paragraph-properties fo:margin-top="0cm" fo:margin-bottom="0cm"/>
    </style:style>
    <style:style style:name="P2" style:family="paragraph" style:parent-style-name="Text_20_body">
      <style:paragraph-properties fo:margin-top="0cm" fo:margin-bottom="0cm"/>
      <style:text-properties style:font-name="Times New Roman" fo:font-size="12pt" fo:font-weight="bold" style:font-size-asian="12pt" style:font-size-complex="12pt"/>
    </style:style>
    <style:style style:name="P3" style:family="paragraph" style:parent-style-name="Text_20_body">
      <style:paragraph-properties fo:margin-left="0cm" fo:margin-right="0cm" fo:margin-top="0cm" fo:margin-bottom="0cm" fo:text-indent="0cm" style:auto-text-indent="false"/>
      <style:text-properties style:font-name="Times New Roman" fo:font-size="12pt" style:font-size-asian="12pt" style:font-size-complex="12pt"/>
    </style:style>
    <style:style style:name="P4" style:family="paragraph" style:parent-style-name="Text_20_body">
      <style:paragraph-properties fo:margin-left="0cm" fo:margin-right="0cm" fo:margin-top="0cm" fo:margin-bottom="0cm" fo:text-indent="0cm" style:auto-text-indent="false"/>
      <style:text-properties style:font-name="Times New Roman" fo:font-size="12pt" fo:font-weight="bold" style:font-size-asian="12pt" style:font-size-complex="12pt"/>
    </style:style>
    <style:style style:name="P5" style:family="paragraph" style:parent-style-name="Text_20_body">
      <style:text-properties style:font-name="Times New Roman" fo:font-size="12pt" style:font-size-asian="12pt" style:font-size-complex="12pt"/>
    </style:style>
    <style:style style:name="P6" style:family="paragraph" style:parent-style-name="Text_20_body">
      <style:text-properties style:font-name="Times New Roman" fo:font-size="12pt" fo:font-weight="bold" style:font-size-asian="12pt" style:font-size-complex="12pt"/>
    </style:style>
    <style:style style:name="P7" style:family="paragraph" style:parent-style-name="Text_20_body">
      <style:text-properties style:font-name="Times New Roman" fo:font-size="12pt" fo:font-weight="bold" style:font-size-asian="12pt" style:font-weight-asian="bold" style:font-size-complex="12pt" style:font-weight-complex="bold"/>
    </style:style>
    <style:style style:name="P8" style:family="paragraph" style:parent-style-name="Standard" style:list-style-name="L4">
      <style:paragraph-properties fo:margin-left="0cm" fo:margin-right="0cm" fo:margin-top="0cm" fo:margin-bottom="0cm" fo:text-indent="0cm" style:auto-text-indent="false"/>
      <style:text-properties style:font-name="Times New Roman" fo:font-size="12pt" style:font-size-asian="12pt" style:font-size-complex="12pt"/>
    </style:style>
    <style:style style:name="P9" style:family="paragraph" style:parent-style-name="Standard" style:list-style-name="L5">
      <style:paragraph-properties fo:margin-left="0cm" fo:margin-right="0cm" fo:margin-top="0cm" fo:margin-bottom="0cm" fo:text-indent="0cm" style:auto-text-indent="false"/>
      <style:text-properties style:font-name="Times New Roman" fo:font-size="12pt" style:font-size-asian="12pt" style:font-size-complex="12pt"/>
    </style:style>
    <style:style style:name="P10" style:family="paragraph" style:parent-style-name="Standard" style:list-style-name="L4">
      <style:paragraph-properties fo:margin-left="1.251cm" fo:margin-right="0cm" fo:margin-top="0cm" fo:margin-bottom="0cm" fo:text-indent="0cm" style:auto-text-indent="false"/>
      <style:text-properties style:font-name="Times New Roman" fo:font-size="12pt" style:font-size-asian="12pt" style:font-size-complex="12pt"/>
    </style:style>
    <style:style style:name="P11" style:family="paragraph" style:parent-style-name="Standard" style:list-style-name="L5">
      <style:paragraph-properties fo:margin-left="1.251cm" fo:margin-right="0cm" fo:margin-top="0cm" fo:margin-bottom="0cm" fo:text-indent="0cm" style:auto-text-indent="false"/>
      <style:text-properties style:font-name="Times New Roman" fo:font-size="12pt" style:font-size-asian="12pt" style:font-size-complex="12pt"/>
    </style:style>
    <style:style style:name="P12" style:family="paragraph" style:parent-style-name="Standard" style:list-style-name="L5">
      <style:paragraph-properties fo:margin-left="-2.501cm" fo:margin-right="0cm" fo:margin-top="0cm" fo:margin-bottom="0cm" fo:text-indent="0cm" style:auto-text-indent="false"/>
      <style:text-properties style:font-name="Times New Roman" fo:font-size="12pt" style:font-size-asian="12pt" style:font-size-complex="12pt"/>
    </style:style>
    <style:style style:name="P13" style:family="paragraph" style:parent-style-name="Standard" style:list-style-name="L5">
      <style:paragraph-properties fo:margin-left="-5.002cm" fo:margin-right="0cm" fo:margin-top="0cm" fo:margin-bottom="0cm" fo:text-indent="0cm" style:auto-text-indent="false"/>
      <style:text-properties style:font-name="Times New Roman" fo:font-size="12pt" style:font-size-asian="12pt" style:font-size-complex="12pt"/>
    </style:style>
    <style:style style:name="P14" style:family="paragraph" style:parent-style-name="Standard" style:list-style-name="L5">
      <style:paragraph-properties fo:margin-left="-6.253cm" fo:margin-right="0cm" fo:margin-top="0cm" fo:margin-bottom="0cm" fo:text-indent="0cm" style:auto-text-indent="false"/>
      <style:text-properties style:font-name="Times New Roman" fo:font-size="12pt" style:font-size-asian="12pt" style:font-size-complex="12pt"/>
    </style:style>
    <style:style style:name="P15" style:family="paragraph" style:parent-style-name="Standard" style:list-style-name="L5">
      <style:paragraph-properties fo:margin-left="-3.752cm" fo:margin-right="0cm" fo:margin-top="0cm" fo:margin-bottom="0cm" fo:text-indent="0cm" style:auto-text-indent="false"/>
      <style:text-properties style:font-name="Times New Roman" fo:font-size="12pt" style:font-size-asian="12pt" style:font-size-complex="12pt"/>
    </style:style>
    <style:style style:name="P16" style:family="paragraph" style:parent-style-name="Text_20_body" style:master-page-name="HTML">
      <style:paragraph-properties style:page-number="auto"/>
      <style:text-properties style:font-name="Times New Roman" fo:font-size="12pt" fo:font-weight="bold" style:font-size-asian="12pt" style:font-size-complex="12pt"/>
    </style:style>
    <style:style style:name="P17" style:family="paragraph" style:parent-style-name="Text_20_body" style:list-style-name="L1">
      <style:text-properties style:font-name="Times New Roman" fo:font-size="12pt" style:font-size-asian="12pt" style:font-size-complex="12pt"/>
    </style:style>
    <style:style style:name="P18" style:family="paragraph" style:parent-style-name="Text_20_body" style:list-style-name="L2">
      <style:text-properties style:font-name="Times New Roman" fo:font-size="12pt" style:font-size-asian="12pt" style:font-size-complex="12pt"/>
    </style:style>
    <style:style style:name="P19" style:family="paragraph" style:parent-style-name="Text_20_body" style:list-style-name="L3">
      <style:text-properties style:font-name="Times New Roman" fo:font-size="12pt" style:font-size-asian="12pt" style:font-size-complex="12pt"/>
    </style:style>
    <style:style style:name="P20" style:family="paragraph" style:parent-style-name="Text_20_body" style:list-style-name="L4">
      <style:paragraph-properties fo:margin-left="0cm" fo:margin-right="0cm" fo:margin-top="0cm" fo:margin-bottom="0cm" fo:text-indent="0cm" style:auto-text-indent="false"/>
      <style:text-properties style:font-name="Times New Roman" fo:font-size="12pt" style:font-size-asian="12pt" style:font-size-complex="12pt"/>
    </style:style>
    <style:style style:name="P21" style:family="paragraph" style:parent-style-name="Text_20_body" style:list-style-name="L5">
      <style:paragraph-properties fo:margin-left="0cm" fo:margin-right="0cm" fo:margin-top="0cm" fo:margin-bottom="0cm" fo:text-indent="0cm" style:auto-text-indent="false"/>
      <style:text-properties style:font-name="Times New Roman" fo:font-size="12pt" style:font-size-asian="12pt" style:font-size-complex="12pt"/>
    </style:style>
    <style:style style:name="P22" style:family="paragraph" style:parent-style-name="Text_20_body" style:list-style-name="L5">
      <style:paragraph-properties fo:margin-left="0cm" fo:margin-right="0cm" fo:margin-top="0cm" fo:margin-bottom="0cm" fo:line-height="100%" fo:text-indent="0cm" style:auto-text-indent="false"/>
      <style:text-properties style:font-name="Times New Roman" fo:font-size="12pt" fo:language="de" fo:country="DE" style:font-size-asian="12pt" style:font-size-complex="12pt"/>
    </style:style>
    <style:style style:name="P23" style:family="paragraph" style:parent-style-name="Text_20_body" style:list-style-name="L5">
      <style:paragraph-properties fo:margin-left="1.251cm" fo:margin-right="0cm" fo:margin-top="0cm" fo:margin-bottom="0cm" fo:text-indent="0cm" style:auto-text-indent="false"/>
      <style:text-properties style:font-name="Times New Roman" fo:font-size="12pt" style:font-size-asian="12pt" style:font-size-complex="12pt"/>
    </style:style>
    <style:style style:name="P24" style:family="paragraph" style:parent-style-name="Text_20_body" style:list-style-name="L5">
      <style:paragraph-properties fo:margin-left="1.251cm" fo:margin-right="0cm" fo:margin-top="0cm" fo:margin-bottom="0cm" fo:line-height="100%" fo:text-indent="0cm" style:auto-text-indent="false"/>
      <style:text-properties style:font-name="Times New Roman" fo:font-size="12pt" fo:language="de" fo:country="DE" style:font-size-asian="12pt" style:font-size-complex="12pt"/>
    </style:style>
    <style:style style:name="P25" style:family="paragraph" style:parent-style-name="Text_20_body" style:list-style-name="L5">
      <style:paragraph-properties fo:margin-left="2.501cm" fo:margin-right="0cm" fo:margin-top="0cm" fo:margin-bottom="0cm" fo:text-indent="0cm" style:auto-text-indent="false"/>
      <style:text-properties style:font-name="Times New Roman" fo:font-size="12pt" style:font-size-asian="12pt" style:font-size-complex="12pt"/>
    </style:style>
    <style:style style:name="P26" style:family="paragraph" style:parent-style-name="Text_20_body" style:list-style-name="L5">
      <style:paragraph-properties fo:margin-left="-1.251cm" fo:margin-right="0cm" fo:margin-top="0cm" fo:margin-bottom="0cm" fo:text-indent="0cm" style:auto-text-indent="false"/>
      <style:text-properties style:font-name="Times New Roman" fo:font-size="12pt" style:font-size-asian="12pt" style:font-size-complex="12pt"/>
    </style:style>
    <style:style style:name="P27" style:family="paragraph" style:parent-style-name="Text_20_body" style:list-style-name="L6">
      <style:paragraph-properties fo:margin-top="0cm" fo:margin-bottom="0cm"/>
      <style:text-properties style:font-name="Times New Roman" fo:font-size="12pt" style:font-size-asian="12pt" style:font-size-complex="12pt"/>
    </style:style>
    <style:style style:name="P28" style:family="paragraph" style:parent-style-name="Text_20_body" style:list-style-name="L5">
      <style:paragraph-properties fo:margin-left="3.752cm" fo:margin-right="0cm" fo:margin-top="0cm" fo:margin-bottom="0cm" fo:text-indent="0cm" style:auto-text-indent="false"/>
      <style:text-properties style:font-name="Times New Roman" fo:font-size="12pt" style:font-size-asian="12pt" style:font-size-complex="12pt"/>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bookmark text:name="hu6u02"/>Name</text:p>
      <text:p text:style-name="P5">Ricman (Herkunft: Altdeutsch, Bedeutung: Königsmann)</text:p>
      <text:p text:style-name="P5"/>
      <text:p text:style-name="P6"><text:bookmark text:name="hu6u01"/>Beschreibung</text:p>
      <text:p text:style-name="P5">Ricman war ein treuer Diener von Wigberhts Vater, einem Kriegsherrn aus dem Norden. Es war stets seine Aufgabe sich um Wigberht zu kümmern und ihn zu beschützen. Er hat Wigberht vieles gelehrt und ist nun mit ihm auf der Suche nach dessen Vater, der von den Dunkelelfen verschleppt wurde. Er ist ein rauer Bursche und trägt einen langen Speer und einen breiten Schild. Außerdem beherrscht er die Kunst der Jagd und kann vortrefflich mit Bogen und Wurfspeer umgehen. Schon in vielen brenzligen Situationen hat er Wigberht das Leben gerettet. Wigberht ist für ihn wie ein kleiner Bruder und er würde ohne zu zögern sein Leben für ihn geben. Zudem hasst er die Dunkelelfen mehr als alles andere. Sie töteten bei dem Überfall auf Wigberhts Vater viele seiner Freunde. Auch Wigberhts Vater steht er sehr nahe, da er mit diesem schon so manche Schlacht geschlagen hat.</text:p>
      <text:p text:style-name="P5"><text:bookmark text:name="r_tv0"/><text:bookmark text:name="l6x.0"/><text:bookmark text:name="hu6u0"/></text:p>
      <text:p text:style-name="P2"><text:bookmark text:name="r_tv6"/><text:bookmark text:name="r_tv5"/><text:bookmark text:name="l6x.5"/>Ort</text:p>
      <text:list xml:id="list1888124588" text:style-name="L1">
        <text:list-item>
          <text:p text:style-name="P17"><text:bookmark text:name="pf.s0"/><text:bookmark text:name="pf.s"/>Lager der Nordmänner</text:p>
        </text:list-item>
      </text:list>
      <text:p text:style-name="P5"><text:bookmark text:name="r2ls1"/></text:p>
      <text:p text:style-name="P7"><text:bookmark text:name="r_tv11"/><text:bookmark text:name="r_tv10"/>Tagesablauf</text:p>
      <text:list xml:id="list1902777237" text:style-name="L2">
        <text:list-item>
          <text:p text:style-name="P18"><text:bookmark text:name="pf.s2"/><text:bookmark text:name="pf.s1"/>Tagsüber – Steht im bei Wigberht im Lager der Nordmänner</text:p>
        </text:list-item>
      </text:list>
      <text:list xml:id="list1634239671" text:style-name="L3">
        <text:list-item>
          <text:p text:style-name="P19"><text:bookmark text:name="pf.s4"/><text:bookmark text:name="pf.s3"/>Nachts – Sitzt am Lagerfeuer im Lager der Nordmänner</text:p>
        </text:list-item>
      </text:list>
      <text:p text:style-name="P5"><text:bookmark text:name="r_tv15"/><text:bookmark text:name="r_tv14"/></text:p>
      <text:p text:style-name="P7"><text:bookmark text:name="r_tv17"/><text:bookmark text:name="r_tv16"/>Zugehörigkeit</text:p>
      <text:p text:style-name="P5"><text:bookmark text:name="r_tv18"/>Nordmänner<text:bookmark text:name="m0qr0"/></text:p>
      <text:p text:style-name="P5"><text:bookmark text:name="r_tv20"/><text:bookmark text:name="r_tv19"/></text:p>
      <text:p text:style-name="P7">Aufträge</text:p>
      <text:p text:style-name="P5">-<text:bookmark text:name="r2ls2"/></text:p>
      <text:p text:style-name="P3"><text:bookmark text:name="r_tv27"/><text:bookmark text:name="r_tv26"/></text:p>
      <text:p text:style-name="P4"><text:bookmark text:name="r_tv29"/><text:bookmark text:name="r_tv28"/>Dialog</text:p>
      <text:list xml:id="list411964953" text:style-name="L4">
        <text:list-item>
          <text:p text:style-name="P8"><text:bookmark text:name="x5ja0"/><text:bookmark text:name="x5ja"/>Automatisch (Falls der Auftrag „Die Nordmänner“ noch nicht erhalten wurde)</text:p>
        </text:list-item>
        <text:list-item>
          <text:p text:style-name="P10">N: He, was machst du hier?</text:p>
          <text:list>
            <text:list-item>
              <text:p text:style-name="P20"><text:bookmark text:name="x5ja01"/><text:bookmark text:name="e6-u"/>C: Ich sehe mich nur ein wenig um.</text:p>
            </text:list-item>
            <text:list-item>
              <text:p text:style-name="P20"><text:bookmark text:name="e6-u0"/>N: Bring nichts durcheinander und komm erst gar nicht auf die unendlich dumme Idee, etwas zu stehlen!</text:p>
            </text:list-item>
            <text:list-item>
              <text:p text:style-name="P20">C: Ich doch nicht.</text:p>
            </text:list-item>
          </text:list>
        </text:list-item>
      </text:list>
      <text:list xml:id="list1743549019" text:style-name="L5">
        <text:list-item>
          <text:list>
            <text:list-item>
              <text:list>
                <text:list-item>
                  <text:p text:style-name="P12"><text:bookmark text:name="l3es1"/><text:bookmark text:name="l3z3"/><text:bookmark text:name="e6-u1"/><text:bookmark text:name="l3es0"/>Wer bist du?<text:bookmark text:name="ajhf"/> (Falls der Auftrag „Die Nordmänner“ noch nicht erhalten wurde)</text:p>
                  <text:list>
                    <text:list-item>
                      <text:p text:style-name="P12"><text:bookmark text:name="l3es11"/><text:bookmark text:name="l3z30"/><text:bookmark text:name="d0bq"/>N: Ich bin Ricman.</text:p>
                      <text:list>
                        <text:list-item>
                          <text:p text:style-name="P12"><text:bookmark text:name="l3es12"/><text:bookmark text:name="b2yx"/><text:bookmark text:name="l3z31"/>Und was machst du hier?</text:p>
                          <text:list>
                            <text:list-item>
                              <text:p text:style-name="P12"><text:bookmark text:name="l3es13"/><text:bookmark text:name="a8qw"/>N: Ich warte.</text:p>
                              <text:list>
                                <text:list-item>
                                  <text:p text:style-name="P12"><text:bookmark text:name="l3es14"/><text:bookmark text:name="pfum"/>C: Warten alle Nordmänner auf irgendetwas? (Falls der Charakter Wigberht das Gleiche gefragt hat)</text:p>
                                  <text:list>
                                    <text:list-item>
                                      <text:p text:style-name="P12"><text:bookmark text:name="l3es15"/><text:bookmark text:name="pfum0"/>N: Anscheinend.<text:bookmark text:name="pfum1"/></text:p>
                                    </text:list-item>
                                  </text:list>
                                </text:list-item>
                                <text:list-item>
                                  <text:p text:style-name="P12"><text:bookmark text:name="l3es16"/><text:bookmark text:name="pfum2"/>C: Und worauf? (Falls der Charakter Wigberht noch nicht das Gleiche gefragt hat)</text:p>
                                  <text:list>
                                    <text:list-item>
                                      <text:p text:style-name="P12"><text:bookmark text:name="l3es17"/><text:bookmark text:name="irf4"/>N: Auf einen netten Dunkelelf, dem ich dann seine Eingeweide herausreiße.</text:p>
                                    </text:list-item>
                                    <text:list-item>
                                      <text:p text:style-name="P12"><text:bookmark text:name="l3es18"/>C: Klingt spannend.</text:p>
                                    </text:list-item>
                                    <text:list-item>
                                      <text:p text:style-name="P12"><text:bookmark text:name="l3es19"/>N: Ist es auch.<text:bookmark text:name="irf40"/></text:p>
                                    </text:list-item>
                                  </text:list>
                                </text:list-item>
                              </text:list>
                            </text:list-item>
                          </text:list>
                        </text:list-item>
                        <text:list-item>
                          <text:p text:style-name="P13"><text:bookmark text:name="l3es110"/>Was ist das für ein großer Speer? </text:p>
                          <text:list>
                            <text:list-item>
                              <text:p text:style-name="P13"><text:bookmark text:name="l3es111"/><text:bookmark text:name="ze-3"/>N: Ein Erbstück meiner Familie. Damit wurden schon viele Orks getötet aber leider nur wenige Dunkelelfen. </text:p>
                            </text:list-item>
                            <text:list-item>
                              <text:p text:style-name="P13"><text:bookmark text:name="l3es112"/>C: Du magst Dunkelelfen wohl nicht besonders?</text:p>
                            </text:list-item>
                            <text:list-item>
                              <text:p text:style-name="P13">N: Diese Orks sind hirnlose Bestien. Stark wie Bären, aber dumm. Dunkelefen sind gerissene, geschickte Krieger. Vor ihnen solltest du dich in Acht nehmen.</text:p>
                            </text:list-item>
                            <text:list-item>
                              <text:p text:style-name="P14">Handelst du auch mit irgendwas?</text:p>
                            </text:list-item>
                            <text:list-item>
                              <text:p text:style-name="P13">N: Selbstverständlich. Wigberht hat mich dazu beauftragt, unsere Waren zu einem <text:soft-page-break/>angemessenen Preis zu verkaufen oder gegen andere Gegenstände zu tauschen.</text:p>
                            </text:list-item>
                            <text:list-item>
                              <text:p text:style-name="P13">N: Ich habe Felle, Fleisch, Waffen, Helme und Rüstungen.</text:p>
                            </text:list-item>
                            <text:list-item>
                              <text:p text:style-name="P14">Was werdet ihr nun tun? (Auftrag „Die Nordmänner“ wurde erhalten)</text:p>
                            </text:list-item>
                            <text:list-item>
                              <text:p text:style-name="P13">(Auftragsziel 2 des Auftrags „Die Nordmänner“ ist aktiv)</text:p>
                            </text:list-item>
                            <text:list-item>
                              <text:p text:style-name="P15">N: Wir, du meinst wir. Wir ziehen gemeinsam in den Kampf, sobald ihr bereit seid. Ich kann es gar nicht erwarten, die Hundesöhne zu schlachten.</text:p>
                            </text:list-item>
                            <text:list-item>
                              <text:p text:style-name="P15">N: Und falls ihr das Gemetzel überleben solltet, unterstützen wir den Herzog vermutlich noch eine Weile, damit er sich nicht in sein Seidengewand scheißt, der alte Hurenbock!</text:p>
                            </text:list-item>
                          </text:list>
                        </text:list-item>
                      </text:list>
                    </text:list-item>
                  </text:list>
                </text:list-item>
              </text:list>
            </text:list-item>
          </text:list>
        </text:list-item>
        <text:list-item>
          <text:p text:style-name="P11">(Auftrag „Die Nordmänner“ ist abgeschlossen) </text:p>
          <text:list>
            <text:list-item>
              <text:p text:style-name="P11"><text:bookmark text:name="l3es115"/><text:bookmark text:name="hoiz"/>N: Wie versprochen werden wir den Herzog unterstützen. Das bedeutet, wir werden unsere Zeit vorerst damit verbringen uns im Kampf zu üben.</text:p>
            </text:list-item>
            <text:list-item>
              <text:p text:style-name="P11"><text:bookmark text:name="l3es116"/>C: Klingt ja spannend.</text:p>
            </text:list-item>
            <text:list-item>
              <text:p text:style-name="P11">N: Hältst es wohl für besser, wenn uns eine von diesen Bestien abschlachtet, was? Schon gut. Ihr habt ja euren Beitrag geleistet. Ich muss zugeben, euch unterschätzt zu haben.</text:p>
            </text:list-item>
            <text:list-item>
              <text:p text:style-name="P11">N: Aber ich wette, der alte Sack in der Burg besteigt gerade eine seiner Mägde anstatt sein Schwert zu suchen.</text:p>
            </text:list-item>
            <text:list-item>
              <text:p text:style-name="P22">(Auftrag „Der Weg nach Holzbruck“ ist abgeschlossen)</text:p>
            </text:list-item>
            <text:list-item>
              <text:p text:style-name="P24">N: Sieht so aus als würden wir gemeinsam den Fluss entlang fahren, in Richtung Norden. Der Gedanke daran gefällt mir immer besser.</text:p>
            </text:list-item>
            <text:list-item>
              <text:p text:style-name="P24">N: Wir kommen dem Feind endlich näher und somit auch meines Herrn Vaters, unseres Königs. Ihr solltet euch gut vorbereiten. Wer weiß, was uns in Holzbruck erwartet.</text:p>
            </text:list-item>
          </text:list>
        </text:list-item>
        <text:list-item>
          <text:p text:style-name="P9"><text:bookmark text:name="l3es117"/>Du hast tapfer gekämpft! (Auftrag „Die Nordmänner“ ist abgeschlossen)</text:p>
          <text:list>
            <text:list-item>
              <text:p text:style-name="P9"><text:bookmark text:name="l3es118"/><text:bookmark text:name="hoiz0"/>N: Nun übertreib mal nicht, sonst steigt mir das noch zu Kopf!</text:p>
            </text:list-item>
            <text:list-item>
              <text:p text:style-name="P9">N: Mein Herr, Wigberht, der hat wahrlich tapfer gekämpft. An ihm solltet ihr euch ein Beispiel nehmen, wenn ihr den nächsten Winter in diesem Reich von Feiglingen überleben wollt!</text:p>
            </text:list-item>
          </text:list>
        </text:list-item>
        <text:list-item>
          <text:p text:style-name="P9"><text:bookmark text:name="l3es119"/>Kannst du mir vielleicht etwas von deiner Kampfkunst beibringen? (Auftrag „Die Nordmänner“ ist abgeschlossen)</text:p>
        </text:list-item>
        <text:list-item>
          <text:p text:style-name="P11">(Charakter ist Drachentöter)</text:p>
          <text:list>
            <text:list-item>
              <text:p text:style-name="P11"><text:bookmark text:name="l3es120"/><text:bookmark text:name="adzv"/>N: Natürlich. Gib mir ein paar Goldmünzen und ich zeige dir ein paar nette Tricks!</text:p>
            </text:list-item>
            <text:list-item>
              <text:p text:style-name="P21">(Charakter ist kein Drachentöter)</text:p>
            </text:list-item>
            <text:list-item>
              <text:p text:style-name="P23"><text:bookmark text:name="l3es121"/>N: Tut mir leid, aber ich lehre nur wahre Krieger.</text:p>
            </text:list-item>
            <text:list-item>
              <text:p text:style-name="P23">(Charakter ist Geistlicher)</text:p>
            </text:list-item>
            <text:list-item>
              <text:p text:style-name="P25">N: Du aber scheinst mir wohl eher so etwas wie ein Gläubiger zu sein, der auf seine Gebete vertraut.</text:p>
            </text:list-item>
            <text:list-item>
              <text:p text:style-name="P23">(Charakter ist Ritter)</text:p>
            </text:list-item>
            <text:list-item>
              <text:p text:style-name="P25">N: Du aber scheinst mir wohl eher so eine Art Idealist zu sein. Scher dich lieber weg! Ritter sind bei mir nicht gerade beliebt. Das gilt auch für ehemalige.</text:p>
            </text:list-item>
            <text:list-item>
              <text:p text:style-name="P23">(Charakter ist Waldläufer)</text:p>
            </text:list-item>
            <text:list-item>
              <text:p text:style-name="P25">N: Du aber scheinst mir zwar ein guter Jäger und Naturfreund zu sein, aber meine Kampfkunst ist mehr was für starke Kerle, die keine Angst vor dem Tod oder Schmerzen haben.</text:p>
            </text:list-item>
            <text:list-item>
              <text:p text:style-name="P23">(Charakter ist Magier)</text:p>
            </text:list-item>
            <text:list-item>
              <text:p text:style-name="P25">N: Du aber scheinst mir wohl eher so etwas wie ein Zauberer zu sein, der auf seine Zauberkunst anstatt auf eine gute Klinge oder einen starken Speer vertraut.</text:p>
            </text:list-item>
            <text:list-item>
              <text:p text:style-name="P26">Bring mir etwas bei! (Charakter ist Drachentöter und hat bereits danach gefragt)</text:p>
            </text:list-item>
            <text:list-item>
              <text:p text:style-name="P21">N: Klar, wenn du genügend Goldmünzen dabei hast.</text:p>
            </text:list-item>
            <text:list-item>
              <text:p text:style-name="P23">Fette Beute (200 Goldmünzen, 1 Zauberpunkt) – A07K (Zauber wurde noch nicht erlernt)</text:p>
            </text:list-item>
            <text:list-item>
              <text:p text:style-name="P25">(Charakter hat nicht genügend Goldmünzen)</text:p>
            </text:list-item>
            <text:list-item>
              <text:p text:style-name="P28">Willst du mich verarschen? Besorg dir erstmal ein paar Goldmünzen!</text:p>
            </text:list-item>
            <text:list-item>
              <text:p text:style-name="P25"><text:soft-page-break/>(Charakter hat nicht genügend Zauberpunkte)</text:p>
            </text:list-item>
            <text:list-item>
              <text:p text:style-name="P28">Tut mir leid, aber dir fehlt es noch an Erfahrung.</text:p>
            </text:list-item>
            <text:list-item>
              <text:p text:style-name="P25">(Charakter hat alles Benötigte)</text:p>
            </text:list-item>
            <text:list-item>
              <text:p text:style-name="P28">N: Also ...</text:p>
            </text:list-item>
            <text:list-item>
              <text:p text:style-name="P28">N: Besorg dir einfach mehr Goldmünzen! Ohne die kannst du dir keine anständige Ausrüstung kaufen und ohne anständige Ausrüstung geht überhaupt nichts.</text:p>
            </text:list-item>
            <text:list-item>
              <text:p text:style-name="P28">N: Stell dir mal vor, wir würden unseren Feinden ohne Waffen entgegentreten!</text:p>
            </text:list-item>
            <text:list-item>
              <text:p text:style-name="P28">Zauber erlernt „Fette Beute“</text:p>
            </text:list-item>
            <text:list-item>
              <text:p text:style-name="P23">Nordische Wucht (500 Goldmünzen, 1 Zauberpunkt) – A07J ( Zauber wurde noch nicht erlernt)</text:p>
            </text:list-item>
            <text:list-item>
              <text:p text:style-name="P25">(Charakter hat nicht genügend Goldmünzen)</text:p>
            </text:list-item>
            <text:list-item>
              <text:p text:style-name="P28">Willst du mich verarschen? Besorg dir erstmal ein paar Goldmünzen!</text:p>
            </text:list-item>
            <text:list-item>
              <text:p text:style-name="P25">(Charakter hat nicht genügend Zauberpunkte)</text:p>
            </text:list-item>
            <text:list-item>
              <text:p text:style-name="P28">Tut mir leid, aber dir fehlt es noch an Erfahrung.</text:p>
            </text:list-item>
            <text:list-item>
              <text:p text:style-name="P25">(Charakter hat alles Benötigte)</text:p>
            </text:list-item>
            <text:list-item>
              <text:p text:style-name="P28">N: Also ...</text:p>
            </text:list-item>
            <text:list-item>
              <text:p text:style-name="P28">N: Versuche in Zukunft nicht nur einen Gegner mit deiner Waffe zu verwunden. Wenn du weit genug ausholst, erwischt du meistens auch noch ein paar andere mit, vorausgesetzt du bist stark genug.</text:p>
            </text:list-item>
            <text:list-item>
              <text:p text:style-name="P28">Zauber erlernt „Nordische Wucht“</text:p>
            </text:list-item>
            <text:list-item>
              <text:p text:style-name="P23">Erster Mann (1000 Goldmünzen, 1 Zauberpunkt) – A07I ( Zauber wurde noch nicht erlernt)</text:p>
            </text:list-item>
            <text:list-item>
              <text:p text:style-name="P25">(Charakter hat nicht genügend Goldmünzen)</text:p>
            </text:list-item>
            <text:list-item>
              <text:p text:style-name="P28">Willst du mich verarschen? Besorg dir erstmal ein paar Goldmünzen!</text:p>
            </text:list-item>
            <text:list-item>
              <text:p text:style-name="P25">(Charakter hat nicht genügend Zauberpunkte)</text:p>
            </text:list-item>
            <text:list-item>
              <text:p text:style-name="P28">Tut mir leid, aber dir fehlt es noch an Erfahrung.</text:p>
            </text:list-item>
            <text:list-item>
              <text:p text:style-name="P25">(Charakter hat alles Benötigte)</text:p>
            </text:list-item>
            <text:list-item>
              <text:p text:style-name="P28">N: Also ...</text:p>
            </text:list-item>
            <text:list-item>
              <text:p text:style-name="P28">N: Zeige mehr Mut, denn Mut ist der Schlüssel zum Sieg! Solange du Mut nicht mit blinder Wut oder völliger Furchtlosigkeit verwechselst, wirst du meist als Sieger aus Kämpfen hervorgehen.</text:p>
            </text:list-item>
            <text:list-item>
              <text:p text:style-name="P28">N: Mut bedeutet nicht, niemals Furcht zu haben, sondern die Furcht zu überwinden. Bist du mutig, sind es deine Gefährten auch und ihr werdet allesamt stärker und zur unüberwindbaren Streitmacht werden.</text:p>
            </text:list-item>
            <text:list-item>
              <text:p text:style-name="P28">Zauber erlernt „Erster Mann“</text:p>
            </text:list-item>
            <text:list-item>
              <text:p text:style-name="P23">Zurück</text:p>
            </text:list-item>
          </text:list>
        </text:list-item>
      </text:list>
      <text:p text:style-name="P1"><text:bookmark text:name="r_tv156"/><text:bookmark text:name="r_tv155"/></text:p>
      <text:p text:style-name="P2"><text:bookmark text:name="v:9n0"/><text:bookmark text:name="r_tv157"/>Handel</text:p>
      <text:list xml:id="list267094966" text:style-name="L6">
        <text:list-item>
          <text:p text:style-name="P27">Fleischkeule</text:p>
        </text:list-item>
        <text:list-item>
          <text:p text:style-name="P27">Wolfsfell</text:p>
        </text:list-item>
        <text:list-item>
          <text:p text:style-name="P27">Bärenfell</text:p>
        </text:list-item>
        <text:list-item>
          <text:p text:style-name="P27">Wurfspeer</text:p>
        </text:list-item>
        <text:list-item>
          <text:p text:style-name="P27">Großer Rundschild</text:p>
        </text:list-item>
        <text:list-item>
          <text:p text:style-name="P27"><text:bookmark text:name="hu6u2"/><text:bookmark text:name="ufpj0"/>Lederpanzer</text:p>
        </text:list-item>
        <text:list-item>
          <text:p text:style-name="P27">Drachenpanzer</text:p>
        </text:list-item>
        <text:list-item>
          <text:p text:style-name="P27">Nasalhelm</text:p>
        </text:list-item>
        <text:list-item>
          <text:p text:style-name="P27">Eisenhu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fo:text-indent="0cm" style:auto-text-indent="false"/>
      <style:text-properties style:font-name="Verdana" fo:font-size="10pt" style:font-name-asian="Verdana" style:font-size-asian="10pt" style:font-name-complex="Verdana" style:font-size-complex="10pt"/>
    </style:style>
    <style:style style:name="Text_20_body" style:display-name="Text body" style:family="paragraph" style:parent-style-name="Standard" style:class="text">
      <style:paragraph-properties fo:margin-left="0cm" fo:margin-right="0cm" fo:margin-top="0cm" fo:margin-bottom="0cm" fo:text-indent="0cm" style:auto-text-indent="false"/>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creation-date>2008-08-13T14:14:13</meta:creation-date>
    <dc:creator>Tamino Dauth</dc:creator>
    <dc:date>2010-10-24T14:08:20</dc:date>
    <dc:language>en-US</dc:language>
    <meta:editing-cycles>77</meta:editing-cycles>
    <meta:editing-duration>PT03H54M34S</meta:editing-duration>
    <meta:document-statistic meta:table-count="0" meta:image-count="0" meta:object-count="0" meta:page-count="3" meta:paragraph-count="106" meta:word-count="1235" meta:character-count="7151"/>
    <meta:user-defined meta:name="Info 1"/>
    <meta:user-defined meta:name="Info 2"/>
    <meta:user-defined meta:name="Info 3"/>
    <meta:user-defined meta:name="Info 4"/>
    <meta:hyperlink-behaviour office:target-frame-name="_top" xlink:show="replace"/>
  </office:meta>
</office:document-meta>
</file>